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Arial Gras" svg:font-family="'Arial Gras'" style:font-family-generic="roman" style:font-pitch="variable"/>
    <style:font-face style:name="Calibri" svg:font-family="Calibri" style:font-family-generic="roman" style:font-pitch="variable"/>
    <style:font-face style:name="Shruti" svg:font-family="Shrut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Heading_20_3" style:list-style-name="WWNum1">
      <style:text-properties fo:font-weight="bold" style:font-weight-asian="bold" style:font-weight-complex="bold"/>
    </style:style>
    <style:style style:name="P3" style:family="paragraph" style:parent-style-name="Heading_20_3" style:list-style-name="WWNum2">
      <style:text-properties fo:font-weight="bold" style:font-weight-asian="bold" style:font-weight-complex="bold"/>
    </style:style>
    <style:style style:name="T1" style:family="text">
      <style:text-properties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Toc361144114"/><text:bookmark-start text:name="_Toc352157621"/>Dumb content</text:p>
      <text:h text:style-name="Heading_20_2" text:outline-level="2"><text:bookmark-end text:name="_Toc361144114"/><text:bookmark-end text:name="_Toc352157621"/>ES-CLIENT-PROJET-V1-1 <text:s/><text:span text:style-name="T1">Premiere exigence [tag1, tag2]</text:span></text:h>
      <text:list xml:id="list1203492347350031242" text:style-name="WWNum1">
        <text:list-item>
          <text:list>
            <text:list-item>
              <text:list>
                <text:list-item>
                  <text:h text:style-name="P2" text:outline-level="3"><text:bookmark-start text:name="_Toc361144115"/><text:bookmark-start text:name="_Ref358623882"/><text:bookmark-start text:name="_Toc349036058"/>Besoin<text:bookmark-end text:name="_Toc361144115"/><text:bookmark-end text:name="_Ref358623882"/><text:bookmark-end text:name="_Toc349036058"/></text:h>
                </text:list-item>
              </text:list>
            </text:list-item>
          </text:list>
        </text:list-item>
      </text:list>
      <text:p text:style-name="Standard">Dumb content</text:p>
      <text:p text:style-name="Standard"/>
      <text:h text:style-name="Heading_20_2" text:outline-level="2">ES-CLIENT-PROJET-V1-2 <text:s/><text:span text:style-name="T1">Deuxieme exigence <text:s/></text:span>[tag1]</text:h>
      <text:list xml:id="list6780352006630885856" text:style-name="WWNum2">
        <text:list-item>
          <text:list>
            <text:list-item>
              <text:list>
                <text:list-item>
                  <text:h text:style-name="P3" text:outline-level="3">Besoin</text:h>
                </text:list-item>
              </text:list>
            </text:list-item>
          </text:list>
        </text:list-item>
      </text:list>
      <text:p text:style-name="Standard">Dumb content</text:p>
      <text:p text:style-name="Standard"/>
      <text:h text:style-name="Heading_20_2" text:outline-level="2">ES-CLIENT-PROJET-V1-3 <text:s/><text:span text:style-name="T1">Deuxieme exigence <text:s/></text:span>[tag1]</text:h>
      <text:p text:style-name="Text_20_body">ES-CLIENT-PROJET-V1-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Arial Gras" svg:font-family="'Arial Gras'" style:font-family-generic="roman" style:font-pitch="variable"/>
    <style:font-face style:name="Calibri" svg:font-family="Calibri" style:font-family-generic="roman" style:font-pitch="variable"/>
    <style:font-face style:name="Shruti" svg:font-family="Shrut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06cm" fo:line-height="100%" fo:padding-left="0cm" fo:padding-right="0cm" fo:padding-top="0cm" fo:padding-bottom="0.035cm" fo:border-left="none" fo:border-right="none" fo:border-top="none" fo:border-bottom="0.018cm solid #be001f" fo:keep-with-next="always"/>
      <style:text-properties fo:font-variant="small-caps" fo:color="#be001f" style:font-name="Arial Gras" fo:font-size="14pt" style:font-name-asian="Times New Roman" style:font-size-asian="14pt" style:language-asian="fr" style:country-asian="FR" style:font-name-complex="Arial2" style:font-size-complex="14pt" style:font-style-complex="italic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635cm" fo:margin-bottom="0.106cm" fo:line-height="100%" fo:keep-with-next="always"/>
      <style:text-properties fo:color="#be001f" style:font-name="Arial Gras" fo:font-size="13pt" style:font-name-asian="Times New Roman" style:font-size-asian="13pt" style:language-asian="fr" style:country-asian="FR" style:font-name-complex="Arial2" style:font-size-complex="13pt"/>
    </style:style>
    <style:style style:name="ASTEK_20_-_20_Standard" style:display-name="ASTEK - Standard" style:family="paragraph" style:default-outline-level="">
      <style:paragraph-properties fo:margin-top="0.212cm" fo:margin-bottom="0cm" fo:line-height="100%" fo:text-align="justify" style:justify-single-word="false" fo:keep-together="always" fo:orphans="2" fo:widows="2" style:writing-mode="lr-tb"/>
      <style:text-properties style:use-window-font-color="true" style:font-name="Arial1" fo:font-size="10pt" fo:letter-spacing="-0.009cm" style:font-name-asian="Times New Roman" style:font-size-asian="10pt" style:font-name-complex="Times New Roman" style:font-size-complex="10pt"/>
    </style:style>
    <style:style style:name="CodeInline" style:family="paragraph" style:parent-style-name="Standard" style:default-outline-level="1">
      <style:text-properties fo:color="#808080" style:font-name="Shruti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font-variant="small-caps" fo:color="#be001f" style:font-name="Arial Gras" fo:font-size="14pt" style:font-name-asian="Times New Roman" style:font-size-asian="14pt" style:language-asian="fr" style:country-asian="FR" style:font-name-complex="Arial2" style:font-size-complex="14pt" style:font-style-complex="italic"/>
    </style:style>
    <style:style style:name="Titre_20_3_20_Car" style:display-name="Titre 3 Car" style:family="text" style:parent-style-name="Default_20_Paragraph_20_Font">
      <style:text-properties fo:color="#be001f" style:font-name="Arial Gras" fo:font-size="13pt" style:font-name-asian="Times New Roman" style:font-size-asian="13pt" style:language-asian="fr" style:country-asian="FR" style:font-name-complex="Arial2" style:font-size-complex="13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STEK_20_-_20_Standard_20_Car" style:display-name="ASTEK - Standard Car" style:family="text" style:parent-style-name="Default_20_Paragraph_20_Font">
      <style:text-properties style:font-name="Arial1" fo:font-size="10pt" fo:letter-spacing="-0.009cm" style:font-name-asian="Times New Roman" style:font-size-asian="10pt" style:font-name-complex="Times New Roman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variant="normal" fo:text-transform="none" style:text-outline="false" style:text-line-through-style="solid" style:text-line-through-type="double" style:text-position="0% 100%" fo:letter-spacing="normal" fo:font-style="normal" fo:text-shadow="none" style:text-underline-style="none" fo:font-weight="normal" style:letter-kerning="true" style:text-blinking="false" style:font-style-asian="normal" style:font-weight-asian="normal" style:font-style-complex="normal" style:font-weight-complex="normal" style:text-emphasize="none" style:font-relief="none" text:display="tru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72cm" fo:text-indent="-1.27cm" fo:margin-left="3.27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72cm" fo:text-indent="-1.27cm" fo:margin-left="3.27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lebert</meta:initial-creator>
    <dc:creator>dlebert </dc:creator>
    <meta:editing-cycles>8</meta:editing-cycles>
    <meta:creation-date>2013-10-14T09:08:00</meta:creation-date>
    <dc:date>2013-10-15T15:32:36.26</dc:date>
    <meta:editing-duration>PT57S</meta:editing-duration>
    <meta:generator>OpenOffice/4.0.1$Win32 OpenOffice.org_project/401m5$Build-9714</meta:generator>
    <meta:document-statistic meta:table-count="0" meta:image-count="0" meta:object-count="0" meta:page-count="1" meta:paragraph-count="9" meta:word-count="24" meta:character-count="228"/>
    <meta:user-defined meta:name="AppVersion">12.0000</meta:user-defined>
    <meta:user-defined meta:name="Company">Aste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